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Ubuntu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fo:color="#000000" style:font-name="Ubuntu" fo:font-size="12pt" fo:language="none" fo:country="none" fo:font-weight="normal" style:font-name-asian="Ubuntu" style:font-size-asian="12pt" style:language-asian="none" style:country-asian="none" style:font-weight-asian="normal" style:font-name-complex="Ubuntu" style:font-size-complex="12pt" style:language-complex="none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bmsql_custome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msql_distric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msql_histor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msql_item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msql_new_ord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msql_oorder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msql_order_lin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msql_stock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msql_warehouse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_id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_w_id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_d_id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_id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_w_id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_id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id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_w_id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_i_id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_w_id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_d_id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_o_id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_id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_w_id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_d_id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_c_id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l_w_id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l_d_id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l_o_id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04:55:32.990337008</meta:creation-date>
    <dc:date>2025-04-25T05:19:09.100786793</dc:date>
    <meta:editing-duration>PT3M16S</meta:editing-duration>
    <meta:editing-cycles>1</meta:editing-cycles>
    <meta:generator>LibreOffice/7.3.7.2$Linux_X86_64 LibreOffice_project/30$Build-2</meta:generator>
    <meta:document-statistic meta:table-count="1" meta:cell-count="56" meta:object-count="0"/>
  </office:meta>
</office:document-meta>
</file>